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row table:style-name="ro1">
          <table:table-cell office:value-type="float" office:value="1" calcext:value-type="float">
            <text:p>1</text:p>
          </table:table-cell>
          <table:table-cell table:formula="of:=COM.MICROSOFT.SWITCH([.A1];&quot;1&quot;;&quot;b&quot;;&quot;2&quot;;&quot;c&quot;;&quot;1*&quot;;&quot;a&quot;;&quot;3+4&quot;;&quot;d&quot;)" office:value-type="string" office:string-value="b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formula="of:=COM.MICROSOFT.SWITCH([.D1];&quot;1*&quot;;&quot;a&quot;;&quot;1&quot;;&quot;b&quot;;&quot;2&quot;;&quot;c&quot;;&quot;3+4&quot;;&quot;d&quot;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SWITCH([.A2];&quot;1&quot;;&quot;b&quot;;&quot;2&quot;;&quot;c&quot;;&quot;1*&quot;;&quot;a&quot;;&quot;3+4&quot;;&quot;d&quot;)" office:value-type="string" office:string-value="c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formula="of:=COM.MICROSOFT.SWITCH([.D2];&quot;1*&quot;;&quot;a&quot;;&quot;1&quot;;&quot;b&quot;;&quot;2&quot;;&quot;c&quot;;&quot;3+4&quot;;&quot;d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*</text:p>
          </table:table-cell>
          <table:table-cell table:formula="of:=COM.MICROSOFT.SWITCH([.A3];&quot;1&quot;;&quot;b&quot;;&quot;2&quot;;&quot;c&quot;;&quot;1*&quot;;&quot;a&quot;;&quot;3+4&quot;;&quot;d&quot;)" office:value-type="string" office:string-value="a" calcext:value-type="string">
            <text:p>a</text:p>
          </table:table-cell>
          <table:table-cell/>
          <table:table-cell office:value-type="string" calcext:value-type="string">
            <text:p>1*</text:p>
          </table:table-cell>
          <table:table-cell table:formula="of:=COM.MICROSOFT.SWITCH([.D3];&quot;1*&quot;;&quot;a&quot;;&quot;1&quot;;&quot;b&quot;;&quot;2&quot;;&quot;c&quot;;&quot;3+4&quot;;&quot;d&quot;)" office:value-type="string" office:string-value="a" calcext:value-type="string">
            <text:p>a</text:p>
          </table:table-cell>
        </table:table-row>
        <table:table-row table:style-name="ro1">
          <table:table-cell office:value-type="string" calcext:value-type="string">
            <text:p>3+4</text:p>
          </table:table-cell>
          <table:table-cell table:formula="of:=COM.MICROSOFT.SWITCH([.A4];&quot;1&quot;;&quot;b&quot;;&quot;2&quot;;&quot;c&quot;;&quot;1*&quot;;&quot;a&quot;;&quot;3+4&quot;;&quot;d&quot;)" office:value-type="string" office:string-value="d" calcext:value-type="string">
            <text:p>d</text:p>
          </table:table-cell>
          <table:table-cell/>
          <table:table-cell office:value-type="string" calcext:value-type="string">
            <text:p>3+4</text:p>
          </table:table-cell>
          <table:table-cell table:formula="of:=COM.MICROSOFT.SWITCH([.D4];&quot;1*&quot;;&quot;a&quot;;&quot;1&quot;;&quot;b&quot;;&quot;2&quot;;&quot;c&quot;;&quot;3+4&quot;;&quot;d&quot;)" office:value-type="string" office:string-value="d" calcext:value-type="string">
            <text:p>d</text:p>
          </table:table-cell>
        </table:table-row>
        <table:table-row table:style-name="ro1">
          <table:table-cell office:value-type="string" calcext:value-type="string">
            <text:p>blah</text:p>
          </table:table-cell>
          <table:table-cell table:formula="of:=COM.MICROSOFT.SWITCH([.A5];&quot;1&quot;;&quot;b&quot;;&quot;2&quot;;&quot;c&quot;;&quot;1*&quot;;&quot;a&quot;;&quot;3+4&quot;;&quot;d&quot;)" office:value-type="string" office:string-value="" calcext:value-type="error">
            <text:p>#N/A</text:p>
          </table:table-cell>
          <table:table-cell/>
          <table:table-cell office:value-type="string" calcext:value-type="string">
            <text:p>blah</text:p>
          </table:table-cell>
          <table:table-cell table:formula="of:=COM.MICROSOFT.SWITCH([.D5];&quot;1*&quot;;&quot;a&quot;;&quot;1&quot;;&quot;b&quot;;&quot;2&quot;;&quot;c&quot;;&quot;3+4&quot;;&quot;d&quot;)" office:value-type="string" office:string-value="" calcext:value-type="error">
            <text:p>#N/A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Kč</number:text>
    </number:number-style>
    <number:number-style style:name="N122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Kč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Kč</number:text>
    </number:number-style>
    <number:number-style style:name="N125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Kč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38P2" style:volatile="true">
      <loext:text> </loext:text>
      <loext:fill-character> </loext:fill-character>
      <number:text>- Kč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3:16:36.238570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an Berta</meta:initial-creator>
    <meta:creation-date>2020-02-11T10:32:59.569000000</meta:creation-date>
    <dc:date>2020-06-26T13:17:08.016409857</dc:date>
    <dc:creator>qwdqwdqwdqwdqwdqwd </dc:creator>
    <meta:editing-duration>PT6M43S</meta:editing-duration>
    <meta:editing-cycles>4</meta:editing-cycles>
    <meta:generator>LibreOfficeDev/5.4.0.0.alpha1$Linux_X86_64 LibreOffice_project/9feb7f7039a3b59974cbf266922177e961a52dd1</meta:generator>
    <meta:document-statistic meta:table-count="1" meta:cell-count="20" meta:object-count="0"/>
  </office:meta>
</office:document-meta>
</file>